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1393606825804397" text:style-name="L1">
        <text:list-item>
          <text:p text:style-name="P1">intro</text:p>
          <text:list>
            <text:list-item>
              <text:p text:style-name="P1">langage étudié ici : C</text:p>
            </text:list-item>
            <text:list-item>
              <text:p text:style-name="P1">année de création : 1972 (précision regardée sur wiki)</text:p>
            </text:list-item>
            <text:list-item>
              <text:p text:style-name="P1">2 principaux domaines dans lesquels on utilise ce langage</text:p>
              <text:list>
                <text:list-item>
                  <text:p text:style-name="P1">systèmes d'exploitation</text:p>
                </text:list-item>
                <text:list-item>
                  <text:p text:style-name="P1">robotique</text:p>
                </text:list-item>
              </text:list>
            </text:list-item>
            <text:list-item>
              <text:p text:style-name="P1">caractéristiques</text:p>
              <text:list>
                <text:list-item>
                  <text:p text:style-name="P1">très complexe et bas niveau</text:p>
                </text:list-item>
                <text:list-item>
                  <text:p text:style-name="P1">permet une meilleure approche des autres langages car comprend concrètement ce qui se passe</text:p>
                </text:list-item>
              </text:list>
            </text:list-item>
            <text:list-item>
              <text:p text:style-name="P1">oganisation grossière (4 grandes parties)</text:p>
              <text:list>
                <text:list-item>
                  <text:p text:style-name="P1">bases</text:p>
                </text:list-item>
                <text:list-item>
                  <text:p text:style-name="P1">techniques avancées</text:p>
                </text:list-item>
                <text:list-item>
                  <text:p text:style-name="P1">jeu 2D avec SDL</text:p>
                </text:list-item>
                <text:list-item>
                  <text:p text:style-name="P1">structures de données</text:p>
                </text:list-item>
              </text:list>
            </text:list-item>
          </text:list>
        </text:list-item>
        <text:list-item>
          <text:p text:style-name="P1">bases</text:p>
          <text:list>
            <text:list-item>
              <text:p text:style-name="P1">au suj<text:span text:style-name="T1">et de la programmation</text:span></text:p>
              <text:list>
                <text:list-item>
                  <text:p text:style-name="P2">programmer, dans quel langage ?</text:p>
                  <text:list>
                    <text:list-item>
                      <text:p text:style-name="P2">toute information dans un ordi transite sous forme de bits</text:p>
                    </text:list-item>
                    <text:list-item>
                      <text:p text:style-name="P2">un peu de vocabulaire</text:p>
                      <text:list>
                        <text:list-item>
                          <text:p text:style-name="P2">langage haut niveau</text:p>
                        </text:list-item>
                        <text:list-item>
                          <text:p text:style-name="P2">bas niveau</text:p>
                        </text:list-item>
                        <text:list-item>
                          <text:p text:style-name="P2">nom du texte qu'on écrit en programmant : code source</text:p>
                        </text:list-item>
                        <text:list-item>
                          <text:p text:style-name="P2">nom du programme de "traduction" et de l'action de "traduire"</text:p>
                          <text:list>
                            <text:list-item>
                              <text:p text:style-name="P2">compilateur</text:p>
                            </text:list-item>
                            <text:list-item>
                              <text:p text:style-name="P2">compiler</text:p>
                            </text:list-item>
                          </text:list>
                        </text:list-item>
                        <text:list-item>
                          <text:p text:style-name="P2">nom du programme binaire créé par le "traducteur" : exécutable</text:p>
                        </text:list-item>
                      </text:list>
                    </text:list-item>
                    <text:list-item>
                      <text:p text:style-name="P2">C = bas niveau</text:p>
                    </text:list-item>
                    <text:list-item>
                      <text:p text:style-name="P2">histoire grossière de la programmation</text:p>
                      <text:list>
                        <text:list-item>
                          <text:p text:style-name="P2">premier langage a l'époque où les ordis faisaient la taille d'une pièce : Algol</text:p>
                        </text:list-item>
                        <text:list-item>
                          <text:p text:style-name="P2">deuxième et les 3 noms qu'il a pris tour a tour</text:p>
                          <text:list>
                            <text:list-item>
                              <text:p text:style-name="P2">CPL</text:p>
                            </text:list-item>
                            <text:list-item>
                              <text:p text:style-name="P2">BCPL</text:p>
                            </text:list-item>
                            <text:list-item>
                              <text:p text:style-name="P2">B</text:p>
                            </text:list-item>
                          </text:list>
                        </text:list-item>
                        <text:list-item>
                          <text:p text:style-name="P2">troisième langage : C</text:p>
                        </text:list-item>
                        <text:list-item>
                          <text:p text:style-name="P2">un langage est une évolution de celui ci : C++</text:p>
                        </text:list-item>
                      </text:list>
                    </text:list-item>
                    <text:list-item>
                      <text:p text:style-name="P2">C/C++ : un meilleur que l'autre ? Dépend, juste deux approches différentes.</text:p>
                    </text:list-item>
                  </text:list>
                </text:list-item>
              </text:list>
            </text:list-item>
            <text:list-item>
              <text:p text:style-name="P1">ayez les bons outils</text:p>
              <text:list>
                <text:list-item>
                  <text:p text:style-name="P1">chapitre sauté (travaille en lignes de commandes)</text:p>
                </text:list-item>
                <text:list-item>
                  <text:p text:style-name="P1">replacé par</text:p>
                  <text:list>
                    <text:list-item>
                      <text:p text:style-name="P2">logiciel avec lequel écrire en C</text:p>
                      <text:list>
                        <text:list-item>
                          <text:p text:style-name="P2">smultron / autre traitement de texte / éditeur de texte</text:p>
                        </text:list-item>
                      </text:list>
                    </text:list-item>
                    <text:list-item>
                      <text:p text:style-name="P2">indiquer langage</text:p>
                      <text:list>
                        <text:list-item>
                          <text:p text:style-name="P2">dans texte blablabla, ou juste sauver en .c</text:p>
                        </text:list-item>
                      </text:list>
                    </text:list-item>
                    <text:list-item>
                      <text:p text:style-name="P2">compiler en lignes de commandes</text:p>
                      <text:list>
                        <text:list-item>
                          <text:p text:style-name="P2">gcc fichier.c -o programme</text:p>
                        </text:list-item>
                      </text:list>
                    </text:list-item>
                    <text:list-item>
                      <text:p text:style-name="P2">exécuter en lignes de commandes</text:p>
                      <text:list>
                        <text:list-item>
                          <text:p text:style-name="P2">./programm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votre premier programme</text:p>
              <text:list>
                <text:list-item>
                  <text:p text:style-name="P1"><text:soft-page-break/>type de programme</text:p>
                  <text:list>
                    <text:list-item>
                      <text:p text:style-name="P1">2 types de programmes possibles. Lesquels ?</text:p>
                      <text:list>
                        <text:list-item>
                          <text:p text:style-name="P1">en console</text:p>
                        </text:list-item>
                        <text:list-item>
                          <text:p text:style-name="P1">en fenêtres</text:p>
                        </text:list-item>
                      </text:list>
                    </text:list-item>
                    <text:list-item>
                      <text:p text:style-name="P2">programmes en fenêtres : vu plus tard car trop complexes</text:p>
                    </text:list-item>
                  </text:list>
                </text:list-item>
                <text:list-item>
                  <text:p text:style-name="P2">un minimum de code</text:p>
                  <text:list>
                    <text:list-item>
                      <text:p text:style-name="P2">demandez le code minimal</text:p>
                      <text:list>
                        <text:list-item>
                          <text:p text:style-name="P1">donner le code minimal</text:p>
                          <text:list>
                            <text:list-item>
                              <text:p text:style-name="P1">2 inclusions</text:p>
                              <text:list>
                                <text:list-item>
                                  <text:p text:style-name="P1">#include &lt;stdio.h&gt;</text:p>
                                </text:list-item>
                                <text:list-item>
                                  <text:p text:style-name="P1">#include &lt;stdlib.h&gt;</text:p>
                                </text:list-item>
                              </text:list>
                            </text:list-item>
                            <text:list-item>
                              <text:p text:style-name="P1">l'en-tête de la fonction principale</text:p>
                              <text:list>
                                <text:list-item>
                                  <text:p text:style-name="P1">int main()</text:p>
                                </text:list-item>
                              </text:list>
                            </text:list-item>
                            <text:list-item>
                              <text:p text:style-name="P1">l'instruction terminant le programme</text:p>
                              <text:list>
                                <text:list-item>
                                  <text:p text:style-name="P1">return 0;</text:p>
                                </text:list-item>
                                <text:list-item>
                                  <text:p text:style-name="P1">(ne pas oublier !!!)</text:p>
                                </text:list-item>
                              </text:list>
                            </text:list-item>
                            <text:list-item>
                              <text:p text:style-name="P1">un dernier truc à la fin que j'aime pas</text:p>
                              <text:list>
                                <text:list-item>
                                  <text:p text:style-name="P1">une ligne vide pour finir, le compilateur aime pas sinon (je sais pas pourquo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façon longue d'écrire l'en-tête (j'en aurais besoin en systèmes)</text:p>
                          <text:list>
                            <text:list-item>
                              <text:p text:style-name="P2">int main(int argc, char *argv[])</text:p>
                            </text:list-item>
                          </text:list>
                        </text:list-item>
                        <text:list-item>
                          <text:p text:style-name="P2">printf affiche un message à l'écran</text:p>
                        </text:list-item>
                        <text:list-item>
                          <text:p text:style-name="P2">\n saute une ligne</text:p>
                        </text:list-item>
                      </text:list>
                    </text:list-item>
                    <text:list-item>
                      <text:p text:style-name="P2">analysons le code minimal</text:p>
                      <text:list>
                        <text:list-item>
                          <text:p text:style-name="P2">lignes commençant par # en général = directives de préprocesseur</text:p>
                        </text:list-item>
                        <text:list-item>
                          <text:p text:style-name="P2">include inclus des fichiers</text:p>
                        </text:list-item>
                        <text:list-item>
                          <text:p text:style-name="P2">stdio.h stdlib.h et tout ce qui est inclus entre chevrons sont des bibliothèques</text:p>
                        </text:list-item>
                        <text:list-item>
                          <text:p text:style-name="P2">ce qui a une en-tête et des accolades s'appelle une fonction</text:p>
                        </text:list-item>
                        <text:list-item>
                          <text:p text:style-name="P2">ça sert à factoriser des instructions</text:p>
                        </text:list-item>
                        <text:list-item>
                          <text:p text:style-name="P2">syntaxe globale fonction</text:p>
                          <text:list>
                            <text:list-item>
                              <text:p text:style-name="P2">typeRetour nom(type arg, type2 arg2 […])</text:p>
                            </text:list-item>
                            <text:list-item>
                              <text:p text:style-name="P2">{</text:p>
                              <text:list>
                                <text:list-item>
                                  <text:p text:style-name="P2">instruction;</text:p>
                                </text:list-item>
                                <text:list-item>
                                  <text:p text:style-name="P2">instruction;</text:p>
                                </text:list-item>
                                <text:list-item>
                                  <text:p text:style-name="P2">...</text:p>
                                </text:list-item>
                              </text:list>
                            </text:list-item>
                            <text:list-item>
                              <text:p text:style-name="P2">}</text:p>
                            </text:list-item>
                          </text:list>
                        </text:list-item>
                        <text:list-item>
                          <text:p text:style-name="P2">nom fonction principale : main</text:p>
                        </text:list-item>
                        <text:list-item>
                          <text:p text:style-name="P2">return 0 sert à indiquer que tout s'est bien passé. Sortie d'erreurs ?</text:p>
                        </text:list-item>
                      </text:list>
                    </text:list-item>
                  </text:list>
                </text:list-item>
                <text:list-item>
                  <text:p text:style-name="P1">écrire un message à l'écran</text:p>
                  <text:list>
                    <text:list-item>
                      <text:p text:style-name="P2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9T19:35:36</meta:creation-date>
    <dc:date>2014-10-24T14:30:19</dc:date>
    <dc:creator>yjfjyf jjku</dc:creator>
    <meta:editing-duration>PT1H27M47S</meta:editing-duration>
    <meta:editing-cycles>37</meta:editing-cycles>
    <meta:generator>OpenOffice/4.0.0$Unix OpenOffice.org_project/400m3$Build-9702</meta:generator>
    <meta:document-statistic meta:table-count="0" meta:image-count="0" meta:object-count="0" meta:page-count="2" meta:paragraph-count="86" meta:word-count="521" meta:character-count="2674"/>
  </office:meta>
</office:document-meta>
</file>